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nomo" svg:font-family="'Liberation nomo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Heading_20_1">
      <style:text-properties style:font-name="C059" fo:font-size="18pt" style:font-size-asian="18pt" style:font-size-complex="18pt"/>
    </style:style>
    <style:style style:name="P2" style:family="paragraph" style:parent-style-name="Heading_20_3">
      <style:paragraph-properties fo:line-height="100%" fo:text-align="justify" style:justify-single-word="false"/>
      <style:text-properties officeooo:paragraph-rsid="0007ed8e"/>
    </style:style>
    <style:style style:name="P3" style:family="paragraph" style:parent-style-name="Heading_20_3">
      <style:paragraph-properties fo:line-height="100%" fo:text-align="justify" style:justify-single-word="false"/>
      <style:text-properties officeooo:paragraph-rsid="00093106"/>
    </style:style>
    <style:style style:name="P4" style:family="paragraph" style:parent-style-name="Heading_20_3">
      <style:paragraph-properties fo:line-height="100%" fo:text-align="justify" style:justify-single-word="false"/>
      <style:text-properties fo:color="#795548" loext:opacity="100%" style:font-name="Liberation Serif" fo:font-size="10pt" officeooo:paragraph-rsid="0007ed8e" style:font-size-asian="10pt" style:font-size-complex="10pt"/>
    </style:style>
    <style:style style:name="P5" style:family="paragraph" style:parent-style-name="Preformatted_20_Text">
      <style:paragraph-properties fo:margin-top="0cm" fo:margin-bottom="0.499cm" style:contextual-spacing="false" fo:line-height="100%" fo:text-align="justify" style:justify-single-word="false"/>
    </style:style>
    <style:style style:name="P6" style:family="paragraph" style:parent-style-name="Preformatted_20_Text">
      <style:paragraph-properties fo:line-height="100%" fo:text-align="justify" style:justify-single-word="false"/>
      <style:text-properties officeooo:paragraph-rsid="0008e4b5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4">
      <style:paragraph-properties fo:line-height="100%" fo:text-align="justify" style:justify-single-word="false"/>
      <style:text-properties style:font-name="Liberation Serif" fo:font-size="10pt" officeooo:paragraph-rsid="0005f73b" style:font-size-asian="10pt" style:font-size-complex="10pt"/>
    </style:style>
    <style:style style:name="P9" style:family="paragraph" style:parent-style-name="Text_20_body" style:list-style-name="L2">
      <style:paragraph-properties fo:line-height="100%" fo:text-align="justify" style:justify-single-word="false"/>
      <style:text-properties style:font-name="Liberation Serif" fo:font-size="10pt" officeooo:paragraph-rsid="0005ba64" style:font-size-asian="10pt" style:font-size-complex="10pt"/>
    </style:style>
    <style:style style:name="P10" style:family="paragraph" style:parent-style-name="Text_20_body" style:list-style-name="L2">
      <style:paragraph-properties fo:line-height="100%" fo:text-align="justify" style:justify-single-word="false"/>
      <style:text-properties style:font-name="Liberation Serif" fo:font-size="10pt" officeooo:paragraph-rsid="0005f73b" style:font-size-asian="10pt" style:font-size-complex="10pt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Liberation Mono" fo:font-size="10pt" fo:font-weight="bold" officeooo:paragraph-rsid="0005f73b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Liberation Mono" fo:font-size="10pt" fo:font-weight="normal" officeooo:paragraph-rsid="0005f73b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Liberation Mono" fo:font-size="9pt" fo:font-weight="normal" officeooo:paragraph-rsid="0005f73b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F" fo:font-size="10pt" fo:font-weight="bold" officeooo:paragraph-rsid="0005f73b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F" fo:font-size="10pt" officeooo:paragraph-rsid="0005f73b" style:font-size-asian="10pt" style:font-size-complex="10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F" fo:font-weight="bold" officeooo:paragraph-rsid="0005f73b" style:font-weight-asian="bold" style:font-weight-complex="bold"/>
    </style:style>
    <style:style style:name="P17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officeooo:paragraph-rsid="0005f73b"/>
    </style:style>
    <style:style style:name="P18" style:family="paragraph" style:parent-style-name="Text_20_body">
      <style:paragraph-properties fo:line-height="100%" fo:text-align="justify" style:justify-single-word="false"/>
      <style:text-properties officeooo:paragraph-rsid="0005f73b"/>
    </style:style>
    <style:style style:name="P19" style:family="paragraph" style:parent-style-name="Text_20_body">
      <style:paragraph-properties fo:line-height="100%" fo:text-align="justify" style:justify-single-word="false"/>
      <style:text-properties officeooo:paragraph-rsid="0007ed8e"/>
    </style:style>
    <style:style style:name="P20" style:family="paragraph" style:parent-style-name="Text_20_body">
      <style:paragraph-properties fo:line-height="100%" fo:text-align="justify" style:justify-single-word="false"/>
    </style:style>
    <style:style style:name="P21" style:family="paragraph" style:parent-style-name="Text_20_body">
      <style:paragraph-properties fo:line-height="100%" fo:text-align="justify" style:justify-single-word="false"/>
      <style:text-properties officeooo:paragraph-rsid="0005ba64"/>
    </style:style>
    <style:style style:name="P22" style:family="paragraph" style:parent-style-name="Text_20_body">
      <style:paragraph-properties fo:line-height="100%" fo:text-align="justify" style:justify-single-word="false"/>
      <style:text-properties officeooo:paragraph-rsid="0008e4b5"/>
    </style:style>
    <style:style style:name="P23" style:family="paragraph" style:parent-style-name="Text_20_body" style:list-style-name="L32">
      <style:paragraph-properties fo:line-height="100%" fo:text-align="justify" style:justify-single-word="false"/>
      <style:text-properties officeooo:paragraph-rsid="0007ed8e"/>
    </style:style>
    <style:style style:name="P24" style:family="paragraph" style:parent-style-name="Text_20_body" style:list-style-name="L32">
      <style:paragraph-properties fo:margin-top="0cm" fo:margin-bottom="0cm" style:contextual-spacing="false" fo:line-height="100%" fo:text-align="justify" style:justify-single-word="false"/>
    </style:style>
    <style:style style:name="P25" style:family="paragraph" style:parent-style-name="Text_20_body">
      <style:paragraph-properties fo:line-height="100%" fo:text-align="justify" style:justify-single-word="false"/>
      <style:text-properties fo:font-size="10pt" officeooo:paragraph-rsid="0005ba64" style:font-size-asian="10pt" style:font-size-complex="10pt"/>
    </style:style>
    <style:style style:name="P26" style:family="paragraph" style:parent-style-name="Text_20_body" style:list-style-name="L31">
      <style:paragraph-properties fo:line-height="100%" fo:text-align="justify" style:justify-single-word="false"/>
      <style:text-properties fo:font-size="10pt" style:font-size-asian="10pt" style:font-size-complex="10pt"/>
    </style:style>
    <style:style style:name="P27" style:family="paragraph" style:parent-style-name="Text_20_body" style:list-style-name="L30">
      <style:paragraph-properties fo:line-height="100%" fo:text-align="justify" style:justify-single-word="false"/>
      <style:text-properties fo:font-size="10pt" style:font-size-asian="10pt" style:font-size-complex="10pt"/>
    </style:style>
    <style:style style:name="P28" style:family="paragraph" style:parent-style-name="Text_20_body">
      <style:paragraph-properties fo:line-height="1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5ba64"/>
    </style:style>
    <style:style style:name="T2" style:family="text">
      <style:text-properties style:font-name="Liberation Sans" fo:font-size="28pt" fo:font-weight="bold" officeooo:rsid="0005ba64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officeooo:rsid="0005f73b"/>
    </style:style>
    <style:style style:name="T4" style:family="text">
      <style:text-properties style:font-name="F"/>
    </style:style>
    <style:style style:name="T5" style:family="text">
      <style:text-properties style:font-name="F" fo:font-size="10pt" style:font-size-asian="10pt" style:font-size-complex="10pt"/>
    </style:style>
    <style:style style:name="T6" style:family="text">
      <style:text-properties style:font-name="F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F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F" fo:font-weight="bold" style:font-weight-asian="bold" style:font-weight-complex="bold"/>
    </style:style>
    <style:style style:name="T9" style:family="text">
      <style:text-properties style:font-name="F" fo:font-size="11pt" style:font-size-asian="11pt" style:font-size-complex="11pt"/>
    </style:style>
    <style:style style:name="T10" style:family="text">
      <style:text-properties style:font-name="F" fo:font-size="11pt" officeooo:rsid="0007ed8e" style:font-size-asian="11pt" style:font-size-complex="11pt"/>
    </style:style>
    <style:style style:name="T11" style:family="text">
      <style:text-properties style:font-name="F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F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F" fo:font-weight="normal" style:font-weight-asian="normal" style:font-weight-complex="normal"/>
    </style:style>
    <style:style style:name="T14" style:family="text">
      <style:text-properties style:font-name="F"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style:font-name="F" fo:font-size="10.5pt" style:font-size-asian="10.5pt" style:font-size-complex="10.5pt"/>
    </style:style>
    <style:style style:name="T16" style:family="text">
      <style:text-properties style:font-name="F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c9211e" loext:opacity="100%" style:font-name="Liberation Serif" fo:font-size="10pt" style:font-size-asian="10pt" style:font-size-complex="1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5ba64" style:font-name-asian="Noto Sans CJK SC" style:font-weight-asian="bold" style:font-name-complex="Lohit Devanagari1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07ed8e" style:font-size-asian="11pt" style:font-size-complex="11pt"/>
    </style:style>
    <style:style style:name="T23" style:family="text">
      <style:text-properties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style:font-name="Liberation Mono" fo:font-weight="bold" style:font-weight-asian="bold" style:font-weight-complex="bold"/>
    </style:style>
    <style:style style:name="T2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Liberation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30" style:family="text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1pt" style:font-size-asian="11pt" style:font-size-complex="11pt"/>
    </style:style>
    <style:style style:name="T35" style:family="text">
      <style:text-properties style:font-name="Liberation Serif" fo:font-size="11pt" officeooo:rsid="0007ed8e" style:font-size-asian="11pt" style:font-size-complex="11pt"/>
    </style:style>
    <style:style style:name="T36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Liberation Serif" fo:font-weight="normal" style:font-weight-asian="normal" style:font-weight-complex="normal"/>
    </style:style>
    <style:style style:name="T39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style:font-size-asian="10pt" style:font-size-complex="10pt"/>
    </style:style>
    <style:style style:name="T4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Liberation Serif" fo:font-weight="bold" style:font-weight-asian="bold" style:font-weight-complex="bold"/>
    </style:style>
    <style:style style:name="T43" style:family="text">
      <style:text-properties style:font-name="Liberation Serif" officeooo:rsid="0007ed8e"/>
    </style:style>
    <style:style style:name="T44" style:family="text">
      <style:text-properties style:font-name="Liberation Serif" fo:font-size="10.5pt" style:font-size-asian="10.5pt" style:font-size-complex="10.5pt"/>
    </style:style>
    <style:style style:name="T45" style:family="text">
      <style:text-properties style:font-name="Liberation Serif" fo:font-size="10.5pt" officeooo:rsid="0007ed8e" style:font-size-asian="10.5pt" style:font-size-complex="10.5pt"/>
    </style:style>
    <style:style style:name="T46" style:family="text"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T47" style:family="text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4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9" style:family="text">
      <style:text-properties fo:font-size="28pt" fo:font-weight="bold" officeooo:rsid="0005ba64" style:font-name-asian="Noto Sans CJK SC" style:font-size-asian="28pt" style:font-weight-asian="bold" style:font-name-complex="Lohit Devanagari1" style:font-size-complex="28pt" style:font-weight-complex="bold"/>
    </style:style>
    <style:style style:name="T50" style:family="text">
      <style:text-properties fo:color="#795548" loext:opacity="100%"/>
    </style:style>
    <style:style style:name="T51" style:family="text">
      <style:text-properties fo:color="#795548" loext:opacity="100%" style:font-name="Liberation Serif"/>
    </style:style>
    <style:style style:name="T52" style:family="text">
      <style:text-properties fo:color="#795548" loext:opacity="100%" style:font-name="Liberation Serif" fo:font-size="10pt" style:font-size-asian="10pt" style:font-size-complex="10pt"/>
    </style:style>
    <style:style style:name="T53" style:family="text">
      <style:text-properties fo:color="#795548" loext:opacity="100%" style:font-name="Liberation Serif" fo:font-size="10pt" fo:font-weight="bold" style:font-size-asian="10pt" style:font-weight-asian="bold" style:font-size-complex="10pt" style:font-weight-complex="bold"/>
    </style:style>
    <style:style style:name="T54" style:family="text">
      <style:text-properties fo:color="#795548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color="#795548" loext:opacity="100%" style:font-name="Liberation Serif" officeooo:rsid="0007ed8e"/>
    </style:style>
    <style:style style:name="T56" style:family="text">
      <style:text-properties fo:color="#795548" loext:opacity="100%" fo:font-size="10pt" fo:font-weight="normal" style:font-size-asian="10pt" style:font-weight-asian="normal" style:font-size-complex="10pt" style:font-weight-complex="normal"/>
    </style:style>
    <style:style style:name="T57" style:family="text">
      <style:text-properties fo:color="#795548" loext:opacity="100%" fo:font-size="10pt" style:font-size-asian="10pt" style:font-size-complex="10pt"/>
    </style:style>
    <style:style style:name="T58" style:family="text">
      <style:text-properties fo:color="#795548" loext:opacity="100%" fo:font-size="10pt" fo:font-weight="bold" style:font-size-asian="10pt" style:font-weight-asian="bold" style:font-size-complex="10pt" style:font-weight-complex="bold"/>
    </style:style>
    <style:style style:name="T59" style:family="text">
      <style:text-properties fo:color="#795548" loext:opacity="100%" officeooo:rsid="0005ba64"/>
    </style:style>
    <style:style style:name="T60" style:family="text">
      <style:text-properties fo:color="#795548" loext:opacity="100%" fo:font-weight="bold" officeooo:rsid="0005ba64" style:font-name-asian="Noto Sans CJK SC" style:font-weight-asian="bold" style:font-name-complex="Lohit Devanagari1" style:font-weight-complex="bold"/>
    </style:style>
    <style:style style:name="T61" style:family="text">
      <style:text-properties fo:color="#795548" loext:opacity="100%" style:font-name="F"/>
    </style:style>
    <style:style style:name="T62" style:family="text">
      <style:text-properties fo:color="#795548" loext:opacity="100%" style:font-name="F" fo:font-weight="normal" style:font-weight-asian="normal" style:font-weight-complex="normal"/>
    </style:style>
    <style:style style:name="T63" style:family="text">
      <style:text-properties fo:color="#795548" loext:opacity="100%" style:font-name="F" fo:font-size="10pt" style:font-size-asian="10pt" style:font-size-complex="10pt"/>
    </style:style>
    <style:style style:name="T64" style:family="text">
      <style:text-properties fo:color="#795548" loext:opacity="100%" style:font-name="F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0">Integra</text:span><text:span text:style-name="T59">ç</text:span><text:span text:style-name="T60">ão do</text:span><text:span text:style-name="T50"> </text:span><text:span text:style-name="T59">F</text:span><text:span text:style-name="T50">ront</text:span><text:span text:style-name="T59">E</text:span><text:span text:style-name="T50">nd com o </text:span><text:span text:style-name="T59">B</text:span><text:span text:style-name="T50">ack</text:span><text:span text:style-name="T59">E</text:span><text:span text:style-name="T50">nd usando o Axios</text:span> </text:h>
      <text:p text:style-name="P7"/>
      <text:p text:style-name="P25">Integrar o <text:span text:style-name="T1">F</text:span>ront<text:span text:style-name="T1">E</text:span>nd com o <text:span text:style-name="T1">B</text:span>ack<text:span text:style-name="T1">E</text:span>nd usando o Axios envolve fazer solicitações HTTP a partir do <text:span text:style-name="T1">F</text:span>ront<text:span text:style-name="T1">E</text:span>nd para endpoints definidos no <text:span text:style-name="T1">B</text:span>ack<text:span text:style-name="T1">E</text:span>nd. </text:p>
      <text:p text:style-name="P25"><text:span text:style-name="T1">U</text:span>m exemplo <text:span text:style-name="T1">de como</text:span> usar o Axios para fazer uma solicitação de um frontend usando JavaScript para um backend usando Node.js.</text:p>
      <text:list xml:id="list3856420331" text:style-name="L31">
        <text:list-item>
          <text:p text:style-name="P26"><text:span text:style-name="T18">Usando npm</text:span></text:p>
        </text:list-item>
      </text:list>
      <text:p text:style-name="P28">npm install axios</text:p>
      <text:list xml:id="list3693867783" text:style-name="L30">
        <text:list-item>
          <text:p text:style-name="P27"><text:span text:style-name="T18">Usando yarn</text:span></text:p>
        </text:list-item>
      </text:list>
      <text:p text:style-name="P28">yarn add axios</text:p>
      <text:p text:style-name="P21"><text:span text:style-name="Strong_20_Emphasis"><text:span text:style-name="T52">Backend com NestJS e Prisma:</text:span></text:span></text:p>
      <text:list xml:id="list3724691790" text:style-name="L2">
        <text:list-item>
          <text:p text:style-name="P9">No backend, usando o NestJS, <text:s/><text:span text:style-name="T1">temos </text:span>controllers, services, e módulos que gerenciam a lógica de negócios.</text:p>
        </text:list-item>
        <text:list-item>
          <text:p text:style-name="P10">Prisma é uma camada de acesso a dados que pode ser usada para interagir com o banco de dados. <text:span text:style-name="T3">Aonde </text:span>configuramos e utiliza<text:span text:style-name="T3">mos</text:span> <text:span text:style-name="T3">o </text:span>Prisma nos <text:s/>services ou controllers para realizar operações de leitura e escrita no banco de dados.</text:p>
        </text:list-item>
      </text:list>
      <text:h text:style-name="P3" text:outline-level="3"><text:span text:style-name="T52">Configuração do Backend NestJS com Pr</text:span><text:span text:style-name="T57">isma</text:span></text:h>
      <text:h text:style-name="P3" text:outline-level="3"><text:span text:style-name="Strong_20_Emphasis"><text:span text:style-name="T58">Instale as Dependências:</text:span></text:span></text:h>
      <text:p text:style-name="P12">npm install --save @nestjs/core @nestjs/common @nestjs/platform-express @nestjs/cli prisma @prisma/client reflect-metadata</text:p>
      <text:p text:style-name="P16"><text:span text:style-name="Strong_20_Emphasis"><text:span text:style-name="T52">Configuração do Prisma:</text:span></text:span></text:p>
      <text:list xml:id="list4282567784" text:style-name="L32">
        <text:list-item>
          <text:p text:style-name="P24"><text:span text:style-name="T40">Execute </text:span><text:span text:style-name="Source_20_Text"><text:span text:style-name="T41">npx prisma init</text:span></text:span><text:span text:style-name="T40"> para inicializar o Prisma.</text:span></text:p>
        </text:list-item>
        <text:list-item>
          <text:p text:style-name="P24"><text:span text:style-name="T40">Configure o arquivo </text:span><text:span text:style-name="Source_20_Text"><text:span text:style-name="T41">schema.prisma</text:span></text:span><text:span text:style-name="T40"> conforme necessário.</text:span></text:p>
        </text:list-item>
        <text:list-item>
          <text:p text:style-name="P23"><text:span text:style-name="T40">Execute </text:span><text:span text:style-name="Source_20_Text"><text:span text:style-name="T41">npx prisma migrate dev</text:span></text:span><text:span text:style-name="T40"> para aplicar as migrações.</text:span></text:p>
        </text:list-item>
      </text:list>
      <text:p text:style-name="P22"><text:span text:style-name="Strong_20_Emphasis"><text:span text:style-name="T52">Configuração do NestJS:</text:span></text:span></text:p>
      <text:p text:style-name="P22"><text:span text:style-name="T40">Crie um módulo, um controlador e um serviço</text:span></text:p>
      <text:p text:style-name="P22"><text:span text:style-name="T53">Exemplo de </text:span><text:span text:style-name="Source_20_Text"><text:span text:style-name="T53">app.controller.ts</text:span></text:span><text:span text:style-name="T53">:</text:span></text:p>
      <text:p text:style-name="P13">import { Controller, Get } from '@nestjs/common';</text:p>
      <text:p text:style-name="P13">import { AppService } from './app.service';</text:p>
      <text:p text:style-name="P13">@Controller()</text:p>
      <text:p text:style-name="P13">export class AppController {</text:p>
      <text:p text:style-name="P13"><text:s text:c="2"/>constructor(private readonly appService: AppService) {}</text:p>
      <text:p text:style-name="P13"><text:s text:c="2"/>@Get()</text:p>
      <text:p text:style-name="P13"><text:s text:c="2"/>getData() {</text:p>
      <text:p text:style-name="P13"><text:s text:c="4"/>return this.appService.getData();</text:p>
      <text:p text:style-name="P13"><text:s text:c="2"/>}</text:p>
      <text:p text:style-name="P13">}</text:p>
      <text:p text:style-name="P11"><text:span text:style-name="T51">Exemplo de </text:span><text:span text:style-name="Source_20_Text"><text:span text:style-name="T51">app.service.ts</text:span></text:span><text:span text:style-name="T51">:</text:span></text:p>
      <text:p text:style-name="P12">import { Injectable } from '@nestjs/common';</text:p>
      <text:p text:style-name="P12">@Injectable()</text:p>
      <text:p text:style-name="P12">export class AppService {</text:p>
      <text:p text:style-name="P12"><text:s text:c="2"/>getData(): string {</text:p>
      <text:p text:style-name="P12"><text:s text:c="4"/>return 'Hello from NestJS!';</text:p>
      <text:p text:style-name="P12"><text:s text:c="2"/>}</text:p>
      <text:p text:style-name="P12"><text:soft-page-break/>}</text:p>
      <text:p text:style-name="P11"><text:span text:style-name="Strong_20_Emphasis"><text:span text:style-name="T55">C</text:span></text:span><text:span text:style-name="Strong_20_Emphasis"><text:span text:style-name="T51">onfiguração do TypeScript:</text:span></text:span></text:p>
      <text:p text:style-name="P20"><text:span text:style-name="T40">Certifique-se de ter um arquivo </text:span><text:span text:style-name="Source_20_Text"><text:span text:style-name="T40">tsconfig.json</text:span></text:span><text:span text:style-name="T40"> configurado corretamente para o NestJS.</text:span></text:p>
      <text:p text:style-name="P20"><text:span text:style-name="Strong_20_Emphasis"><text:span text:style-name="T52">Inicie o Servidor:</text:span></text:span></text:p>
      <text:p text:style-name="P20"><text:span text:style-name="T40">Execute</text:span><text:span text:style-name="T41"> </text:span><text:span text:style-name="Source_20_Text"><text:span text:style-name="T41">npm run start:dev</text:span></text:span><text:span text:style-name="T40"> para iniciar o servidor NestJS.</text:span></text:p>
      <text:p text:style-name="P20"><text:span text:style-name="T40"/></text:p>
      <text:p text:style-name="P17"><text:span text:style-name="Strong_20_Emphasis"><text:span text:style-name="T52">Frontend com Next.js:</text:span></text:span></text:p>
      <text:list xml:id="list1795327803" text:style-name="L4">
        <text:list-item>
          <text:p text:style-name="P8">No <text:s/>frontend, usando Next.js, <text:span text:style-name="T3">temos</text:span> páginas, componentes e serviços que gerenciam a interface do usuário.</text:p>
        </text:list-item>
        <text:list-item>
          <text:p text:style-name="P8">Use o Axios <text:s/>para fazer solicitações HTTP <text:span text:style-name="T3">para o</text:span> backend quando necessário. Por exemplo, ao buscar dados para renderizar em uma página Next.js.</text:p>
        </text:list-item>
      </text:list>
      <text:h text:style-name="P4" text:outline-level="3">Configuração do Frontend (Next.js)</text:h>
      <text:h text:style-name="P2" text:outline-level="3"><text:span text:style-name="Strong_20_Emphasis"><text:span text:style-name="T53">Crie um Projeto Next.js:</text:span></text:span></text:h>
      <text:p text:style-name="P19"><text:span text:style-name="Strong_20_Emphasis"><text:span text:style-name="T7">npx create-next-app my-next-app</text:span></text:span></text:p>
      <text:p text:style-name="P19"><text:span text:style-name="Strong_20_Emphasis"><text:span text:style-name="T7">cd my-next-app</text:span></text:span></text:p>
      <text:p text:style-name="P18"><text:span text:style-name="Strong_20_Emphasis"><text:span text:style-name="T53">Instale as Dependências:</text:span></text:span></text:p>
      <text:p text:style-name="P5"><text:span text:style-name="Source_20_Text"><text:span text:style-name="T7">npm install axios</text:span></text:span></text:p>
      <text:p text:style-name="P20"><text:span text:style-name="Strong_20_Emphasis"><text:span text:style-name="T52">Crie uma Página para Exibir os Dados:</text:span></text:span></text:p>
      <text:p text:style-name="P20"><text:span text:style-name="T53">Exemplo de </text:span><text:span text:style-name="Source_20_Text"><text:span text:style-name="T53">pages/index.tsx</text:span></text:span><text:span text:style-name="T53">:</text:span></text:p>
      <text:p text:style-name="P6"><text:span text:style-name="Source_20_Text"><text:span text:style-name="T30">import { useEffect, useState } from 'react';</text:span></text:span></text:p>
      <text:p text:style-name="P6"><text:span text:style-name="Source_20_Text"><text:span text:style-name="T30">import axios from 'axios';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export default function Home() {</text:span></text:span></text:p>
      <text:p text:style-name="P6"><text:span text:style-name="Source_20_Text"><text:span text:style-name="T30"><text:s text:c="2"/>const [data, setData] = useState&lt;string&gt;('');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<text:s text:c="2"/>useEffect(() =&gt; {</text:span></text:span></text:p>
      <text:p text:style-name="P6"><text:span text:style-name="Source_20_Text"><text:span text:style-name="T30"><text:s text:c="4"/>const fetchData = async () =&gt; {</text:span></text:span></text:p>
      <text:p text:style-name="P6"><text:span text:style-name="Source_20_Text"><text:span text:style-name="T30"><text:s text:c="6"/>try {</text:span></text:span></text:p>
      <text:p text:style-name="P6"><text:span text:style-name="Source_20_Text"><text:span text:style-name="T30"><text:s text:c="8"/>const response = await axios.get('/api/data'); // Substitua isso pelo seu endpoint real</text:span></text:span></text:p>
      <text:p text:style-name="P6"><text:span text:style-name="Source_20_Text"><text:span text:style-name="T30"><text:s text:c="8"/>setData(response.data);</text:span></text:span></text:p>
      <text:p text:style-name="P6"><text:span text:style-name="Source_20_Text"><text:span text:style-name="T30"><text:s text:c="6"/>} catch (error) {</text:span></text:span></text:p>
      <text:p text:style-name="P6"><text:span text:style-name="Source_20_Text"><text:span text:style-name="T30"><text:s text:c="8"/>console.error('Erro na solicitação para o backend:', error);</text:span></text:span></text:p>
      <text:p text:style-name="P6"><text:span text:style-name="Source_20_Text"><text:span text:style-name="T30"><text:s text:c="6"/>}</text:span></text:span></text:p>
      <text:p text:style-name="P6"><text:span text:style-name="Source_20_Text"><text:span text:style-name="T30"><text:s text:c="4"/>};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<text:s text:c="4"/>fetchData();</text:span></text:span></text:p>
      <text:p text:style-name="P6"><text:span text:style-name="Source_20_Text"><text:span text:style-name="T30"><text:s text:c="2"/>}, []);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<text:s text:c="2"/>return (</text:span></text:span></text:p>
      <text:p text:style-name="P6"><text:span text:style-name="Source_20_Text"><text:span text:style-name="T30"><text:s text:c="4"/>&lt;div&gt;</text:span></text:span></text:p>
      <text:p text:style-name="P6"><text:span text:style-name="Source_20_Text"><text:span text:style-name="T30"><text:s text:c="6"/>&lt;h1&gt;Next.js Frontend&lt;/h1&gt;</text:span></text:span></text:p>
      <text:p text:style-name="P6"><text:span text:style-name="Source_20_Text"><text:span text:style-name="T30"><text:s text:c="6"/>&lt;p&gt;Data do Backend: {data}&lt;/p&gt;</text:span></text:span></text:p>
      <text:p text:style-name="P6"><text:span text:style-name="Source_20_Text"><text:span text:style-name="T30"><text:s text:c="4"/>&lt;/div&gt;</text:span></text:span></text:p>
      <text:p text:style-name="P6"><text:span text:style-name="Source_20_Text"><text:span text:style-name="T30"><text:s text:c="2"/>);</text:span></text:span></text:p>
      <text:p text:style-name="P6"><text:span text:style-name="Source_20_Text"><text:span text:style-name="T30">}</text:span></text:span></text:p>
      <text:p text:style-name="P6"><text:span text:style-name="Source_20_Text"><text:span text:style-name="T26"><text:tab/></text:span></text:span></text:p>
      <text:p text:style-name="P20"><text:span text:style-name="Strong_20_Emphasis"><text:span text:style-name="T63">Configuração do TypeScript:</text:span></text:span></text:p>
      <text:p text:style-name="P20"><text:span text:style-name="T5">Certifique-se de ter um arquivo </text:span><text:span text:style-name="Source_20_Text"><text:span text:style-name="T5">tsconfig.json</text:span></text:span><text:span text:style-name="T5"> configurado corretamente para o Next.js.</text:span></text:p>
      <text:p text:style-name="P19"><text:span text:style-name="Strong_20_Emphasis"><text:span text:style-name="T63">Inicie o Aplicativo Next.js:</text:span></text:span></text:p>
      <text:p text:style-name="P19"><text:span text:style-name="T5">Execute</text:span><text:span text:style-name="T6"> </text:span><text:span text:style-name="Source_20_Text"><text:span text:style-name="T6">npm run dev</text:span></text:span><text:span text:style-name="T6"> </text:span><text:span text:style-name="T5">para iniciar o servidor Next.js.</text:span></text:p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nomo" svg:font-family="'Liberation nomo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20:56:08.851913202</meta:creation-date>
    <dc:date>2023-11-11T22:17:21.997377104</dc:date>
    <meta:editing-duration>PT8M59S</meta:editing-duration>
    <meta:editing-cycles>1</meta:editing-cycles>
    <meta:document-statistic meta:table-count="0" meta:image-count="0" meta:object-count="0" meta:page-count="2" meta:paragraph-count="80" meta:word-count="442" meta:character-count="3045" meta:non-whitespace-character-count="2581"/>
    <meta:generator>LibreOffice/7.3.7.2$Linux_X86_64 LibreOffice_project/30$Build-2</meta:generator>
  </office:meta>
</office:document-meta>
</file>